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83600001B779C320413.svm"/>
  <manifest:file-entry manifest:media-type="image/png" manifest:full-path="Pictures/10000201000000C8000000C8EFC2CD3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1" svg:font-family="Arial, Arial"/>
    <style:font-face style:name="OpenSymbol" svg:font-family="OpenSymbol"/>
    <style:font-face style:name="Tahoma1" svg:font-family="Tahoma"/>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data-style-name="N37">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le1" style:family="table">
      <style:table-properties style:width="16.999cm" table:align="margins"/>
    </style:style>
    <style:style style:name="Table1.A" style:family="table-column">
      <style:table-column-properties style:column-width="2.009cm" style:rel-column-width="7745*"/>
    </style:style>
    <style:style style:name="Table1.B" style:family="table-column">
      <style:table-column-properties style:column-width="2.33cm" style:rel-column-width="8983*"/>
    </style:style>
    <style:style style:name="Table1.C" style:family="table-column">
      <style:table-column-properties style:column-width="12.659cm" style:rel-column-width="48807*"/>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0.002cm solid #000000" fo:border-top="none" fo:border-bottom="0.002cm solid #000000"/>
    </style:style>
    <style:style style:name="Table1.A2" style:family="table-cell" style:data-style-name="N100">
      <style:table-cell-properties fo:padding="0.097cm" fo:border="none"/>
    </style:style>
    <style:style style:name="Table1.B2" style:family="table-cell" style:data-style-name="N36">
      <style:table-cell-properties fo:padding="0.097cm" fo:border-left="0.002cm solid #000000" fo:border-right="0.002cm solid #000000" fo:border-top="none" fo:border-bottom="none"/>
    </style:style>
    <style:style style:name="Table1.C2" style:family="table-cell">
      <style:table-cell-properties fo:padding="0.097cm" fo:border="none"/>
    </style:style>
    <style:style style:name="Tabella2" style:family="table">
      <style:table-properties style:width="16.999cm" table:align="margins"/>
    </style:style>
    <style:style style:name="Tabella2.A" style:family="table-column">
      <style:table-column-properties style:column-width="2.672cm" style:rel-column-width="10302*"/>
    </style:style>
    <style:style style:name="Tabella2.B" style:family="table-column">
      <style:table-column-properties style:column-width="14.326cm" style:rel-column-width="55233*"/>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2.672cm" style:rel-column-width="10302*"/>
    </style:style>
    <style:style style:name="Tabella6.B" style:family="table-column">
      <style:table-column-properties style:column-width="14.326cm" style:rel-column-width="55233*"/>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end" style:justify-single-word="false">
        <style:tab-stops>
          <style:tab-stop style:position="0.873cm"/>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P2" style:family="paragraph" style:parent-style-name="Text_20_body">
      <style:paragraph-properties fo:text-align="end" style:justify-single-word="false">
        <style:tab-stops>
          <style:tab-stop style:position="0.873cm"/>
        </style:tab-stops>
      </style:paragraph-properties>
      <style:text-properties fo:font-size="10pt" style:font-size-asian="10pt" style:font-size-complex="10pt"/>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background-color="#ffff00"/>
    </style:style>
    <style:style style:name="P6" style:family="paragraph" style:parent-style-name="Header">
      <style:paragraph-properties fo:text-align="center" style:justify-single-word="false"/>
      <style:text-properties fo:font-size="6pt" style:font-size-asian="6pt" style:font-size-complex="6pt"/>
    </style:style>
    <style:style style:name="P7"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8"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9" style:family="paragraph" style:parent-style-name="Table_20_Contents">
      <style:paragraph-properties fo:text-align="end" style:justify-single-word="false"/>
      <style:text-properties style:font-name="Franklin Gothic Medium" fo:font-size="11pt" style:font-size-asian="11pt" style:font-size-complex="11pt"/>
    </style:style>
    <style:style style:name="P10"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1" style:family="paragraph" style:parent-style-name="Table_20_Contents">
      <style:text-properties fo:font-weight="bold" style:font-weight-asian="bold" style:font-weight-complex="bold"/>
    </style:style>
    <style:style style:name="P12"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3"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16"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17"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18"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19" style:family="paragraph" style:parent-style-name="Standard">
      <style:paragraph-properties fo:text-align="start" style:justify-single-word="false" style:text-autospace="none"/>
      <style:text-properties style:font-name="Arial3" fo:font-size="15pt" fo:font-weight="bold" fo:background-color="transparent" style:font-name-asian="Arial3" style:font-size-asian="15pt" style:font-weight-asian="bold" style:font-name-complex="Arial3" style:font-size-complex="15pt" style:font-weight-complex="bold"/>
    </style:style>
    <style:style style:name="P20" style:family="paragraph" style:parent-style-name="Standard">
      <style:paragraph-properties fo:text-align="start" style:justify-single-word="false" style:text-autospace="none"/>
      <style:text-properties style:font-name="Arial3" fo:font-size="15pt" fo:background-color="transparent" style:font-name-asian="Arial3" style:font-size-asian="15pt" style:font-name-complex="Arial3" style:font-size-complex="15pt"/>
    </style:style>
    <style:style style:name="P21" style:family="paragraph" style:parent-style-name="Standard">
      <style:paragraph-properties fo:text-align="start" style:justify-single-word="false" style:text-autospace="none"/>
      <style:text-properties style:font-name="Arial3" fo:font-size="15pt" fo:font-weight="normal" fo:background-color="transparent" style:font-name-asian="Arial3" style:font-size-asian="15pt" style:font-weight-asian="normal" style:font-name-complex="Arial3" style:font-size-complex="15pt" style:font-weight-complex="normal"/>
    </style:style>
    <style:style style:name="P22"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3"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4"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25" style:family="paragraph" style:parent-style-name="Standard">
      <style:text-properties fo:font-weight="bold" style:font-weight-asian="bold" style:font-weight-complex="bold"/>
    </style:style>
    <style:style style:name="P26" style:family="paragraph" style:parent-style-name="Text_20_body">
      <style:paragraph-properties fo:break-before="page"/>
    </style:style>
    <style:style style:name="P27" style:family="paragraph" style:parent-style-name="Text_20_body">
      <style:paragraph-properties fo:margin-left="0cm" fo:margin-right="0.3cm" fo:text-indent="0cm" style:auto-text-indent="false"/>
    </style:style>
    <style:style style:name="P28" style:family="paragraph" style:parent-style-name="Contents_20_1">
      <style:paragraph-properties>
        <style:tab-stops>
          <style:tab-stop style:position="16.999cm" style:type="right" style:leader-style="dotted" style:leader-text="."/>
        </style:tab-stops>
      </style:paragraph-properties>
    </style:style>
    <style:style style:name="P29" style:family="paragraph" style:parent-style-name="Contents_20_2">
      <style:paragraph-properties>
        <style:tab-stops>
          <style:tab-stop style:position="16.499cm" style:type="right" style:leader-style="dotted" style:leader-text="."/>
        </style:tab-stops>
      </style:paragraph-properties>
    </style:style>
    <style:style style:name="P30" style:family="paragraph" style:parent-style-name="Contents_20_3">
      <style:paragraph-properties>
        <style:tab-stops>
          <style:tab-stop style:position="16cm" style:type="right" style:leader-style="dotted" style:leader-text="."/>
        </style:tab-stops>
      </style:paragraph-properties>
    </style:style>
    <style:style style:name="P31" style:family="paragraph" style:parent-style-name="Standard" style:list-style-name="L2"/>
    <style:style style:name="P32" style:family="paragraph" style:parent-style-name="Standard" style:list-style-name="L3"/>
    <style:style style:name="P33" style:family="paragraph" style:parent-style-name="Standard" style:list-style-name="L4"/>
    <style:style style:name="P34" style:family="paragraph" style:parent-style-name="Standard" style:list-style-name="L5"/>
    <style:style style:name="P35" style:family="paragraph" style:parent-style-name="Heading_20_2">
      <style:text-properties fo:font-weight="bold" style:font-weight-asian="bold" style:font-weight-complex="bold"/>
    </style:style>
    <style:style style:name="P36" style:family="paragraph" style:parent-style-name="Heading_20_1">
      <style:text-properties fo:font-weight="bold" style:font-weight-asian="bold" style:font-weight-complex="bold"/>
    </style:style>
    <style:style style:name="P37" style:family="paragraph" style:parent-style-name="Heading_20_1">
      <style:paragraph-properties fo:break-before="page"/>
    </style:style>
    <style:style style:name="P38" style:family="paragraph" style:parent-style-name="Heading_20_3">
      <style:text-properties fo:font-weight="bold" style:font-weight-asian="bold" style:font-weight-complex="bold"/>
    </style:style>
    <style:style style:name="P39" style:family="paragraph" style:parent-style-name="Comando_20_di_20_terminale" style:list-style-name="L6"/>
    <style:style style:name="P40" style:family="paragraph" style:parent-style-name="Text_20_body" style:list-style-name="L1">
      <style:text-properties fo:font-weight="bold" style:font-weight-asian="bold" style:font-weight-complex="bold"/>
    </style:style>
    <style:style style:name="P41" style:family="paragraph" style:parent-style-name="Text_20_body" style:list-style-name="List_20_1"/>
    <style:style style:name="P42" style:family="paragraph" style:parent-style-name="Text_20_body">
      <style:text-properties fo:font-weight="normal" fo:background-color="transparent" style:font-weight-asian="normal" style:font-weight-complex="normal"/>
    </style:style>
    <style:style style:name="P43" style:family="paragraph" style:parent-style-name="Text_20_body">
      <style:text-properties fo:font-weight="normal" style:font-weight-asian="normal" style:font-weight-complex="normal"/>
    </style:style>
    <style:style style:name="P44" style:family="paragraph" style:parent-style-name="Text_20_body" style:list-style-name="L7">
      <style:text-properties fo:font-weight="normal" style:font-weight-asian="normal" style:font-weight-complex="normal"/>
    </style:style>
    <style:style style:name="T1" style:family="text">
      <style:text-properties fo:background-color="transparen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fo:background-color="#ffff00" style:font-weight-asian="normal" style:font-weight-complex="normal"/>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9">Relazione finale</text:p>
          </table:table-cell>
          <table:table-cell table:style-name="Tabella4.B1" office:value-type="date" office:date-value="2009-03-25">
            <text:p text:style-name="P10">25/03/09</text:p>
          </table:table-cell>
        </table:table-row>
        <table:table-row>
          <table:table-cell table:style-name="Tabella4.A2" office:value-type="string">
            <text:p text:style-name="P9">Documento formale – esterno – v1.0</text:p>
          </table:table-cell>
          <table:table-cell table:style-name="Tabella4.B2" office:value-type="string">
            <text:p text:style-name="P10">relazione.pdf</text:p>
          </table:table-cell>
        </table:table-row>
      </table:table>
      <text:p text:style-name="P14"/>
      <text:p text:style-name="P14"/>
      <text:p text:style-name="P15">Redazione:</text:p>
      <text:p text:style-name="P16"><text:tab/><text:tab/><text:tab/>Daniele Bonaldo,</text:p>
      <text:p text:style-name="P16"><text:tab/><text:tab/><text:tab/>Alberto Zatton</text:p>
      <text:p text:style-name="P17"/>
      <text:p text:style-name="P17">Revision<text:span text:style-name="T1">e:<text:tab/></text:span></text:p>
      <text:p text:style-name="P20"><text:tab/><text:tab/><text:tab/>Daniele Bonaldo,</text:p>
      <text:p text:style-name="P20"><text:tab/><text:tab/><text:tab/>Alberto Zatton</text:p>
      <text:p text:style-name="P19"/>
      <text:p text:style-name="P21"/>
      <text:p text:style-name="P19"/>
      <text:p text:style-name="P17">Lista di distribuzione:</text:p>
      <text:p text:style-name="P16"><text:tab/><text:tab/><text:tab/><text:tab/><text:tab/><text:tab/>Prof. Vardanega Tullio,</text:p>
      <text:p text:style-name="P16"><text:tab/><text:tab/><text:tab/><text:tab/><text:tab/><text:tab/><text:span text:style-name="T1">Daniele Bonaldo,</text:span></text:p>
      <text:p text:style-name="P20"><text:tab/><text:tab/><text:tab/><text:tab/><text:tab/><text:tab/>Alberto Zatton</text:p>
      <text:p text:style-name="P16"/>
      <text:p text:style-name="P16"/>
      <text:p text:style-name="P16"/>
      <text:p text:style-name="P16"/>
      <text:p text:style-name="P16"/>
      <text:p text:style-name="P16"/>
      <text:p text:style-name="P18">Registro delle modifiche:</text:p>
      <text:p text:style-name="P18"/>
      <table:table table:name="Table1" table:style-name="Table1">
        <table:table-column table:style-name="Table1.A"/>
        <table:table-column table:style-name="Table1.B"/>
        <table:table-column table:style-name="Table1.C"/>
        <table:table-row>
          <table:table-cell table:style-name="Table1.A1" office:value-type="string">
            <text:p text:style-name="P22">Versione</text:p>
          </table:table-cell>
          <table:table-cell table:style-name="Table1.B1" office:value-type="string">
            <text:p text:style-name="P22">Data</text:p>
          </table:table-cell>
          <table:table-cell table:style-name="Table1.A1" office:value-type="string">
            <text:p text:style-name="P11">Descrizione delle modifiche</text:p>
          </table:table-cell>
        </table:table-row>
        <table:table-row>
          <table:table-cell table:style-name="Table1.A2" office:value-type="float" office:value="0.000694444444444444">
            <text:p text:style-name="P23">0.1</text:p>
          </table:table-cell>
          <table:table-cell table:style-name="Table1.B2" office:value-type="date" office:date-value="2009-06-09">
            <text:p text:style-name="P23">09/06/2009</text:p>
          </table:table-cell>
          <table:table-cell table:style-name="Table1.C2" office:value-type="string">
            <text:p text:style-name="Table_20_Contents">Prima stesura</text:p>
          </table:table-cell>
        </table:table-row>
      </table:table>
      <text:p text:style-name="P27"/>
      <text:p text:style-name="P27"/>
      <text:p text:style-name="P27"/>
      <text:p text:style-name="P27"/>
      <text:p text:style-name="P26"/>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28"><text:a xlink:type="simple" xlink:href="#1.Introduzione|outline" text:style-name="Page_20_Number" text:visited-style-name="Page_20_Number">1 <text:s text:c="2"/>Introduzione<text:tab/>3</text:a></text:p>
          <text:p text:style-name="P29"><text:a xlink:type="simple" xlink:href="#1.1.Scopo del documento|outline" text:style-name="Page_20_Number" text:visited-style-name="Page_20_Number">1.1 <text:s text:c="2"/>Scopo del documento<text:tab/>3</text:a></text:p>
          <text:p text:style-name="P29"><text:a xlink:type="simple" xlink:href="#1.2.Struttura del documento|outline" text:style-name="Page_20_Number" text:visited-style-name="Page_20_Number">1.2 <text:s text:c="2"/>Struttura del documento<text:tab/>3</text:a></text:p>
          <text:p text:style-name="P29"><text:a xlink:type="simple" xlink:href="#1.3.Scopo del prodotto|outline" text:style-name="Page_20_Number" text:visited-style-name="Page_20_Number">1.3 <text:s text:c="2"/>Scopo del prodotto<text:tab/>3</text:a></text:p>
          <text:p text:style-name="P28"><text:a xlink:type="simple" xlink:href="#2.Analisi|outline" text:style-name="Page_20_Number" text:visited-style-name="Page_20_Number">2 <text:s text:c="2"/>Analisi<text:tab/>4</text:a></text:p>
          <text:p text:style-name="P29"><text:a xlink:type="simple" xlink:href="#2.1.Requisiti|outline" text:style-name="Page_20_Number" text:visited-style-name="Page_20_Number">2.1 <text:s text:c="2"/>Requisiti<text:tab/>4</text:a></text:p>
          <text:p text:style-name="P28"><text:a xlink:type="simple" xlink:href="#3.Architettura|outline" text:style-name="Page_20_Number" text:visited-style-name="Page_20_Number">3 <text:s text:c="2"/>Architettura<text:tab/>5</text:a></text:p>
          <text:p text:style-name="P29"><text:a xlink:type="simple" xlink:href="#3.1.Entità coinvolte|outline" text:style-name="Page_20_Number" text:visited-style-name="Page_20_Number">3.1 <text:s text:c="2"/>Entità coinvolte<text:tab/>5</text:a></text:p>
          <text:p text:style-name="P29"><text:a xlink:type="simple" xlink:href="#3.2.Sequenza di esecuzione|outline" text:style-name="Page_20_Number" text:visited-style-name="Page_20_Number">3.2 <text:s text:c="2"/>Sequenza di esecuzione<text:tab/>5</text:a></text:p>
          <text:p text:style-name="P30"><text:a xlink:type="simple" xlink:href="#3.2.1.Log_viewer|outline" text:style-name="Page_20_Number" text:visited-style-name="Page_20_Number">3.2.1 <text:s text:c="2"/>Log_viewer<text:tab/>5</text:a></text:p>
          <text:p text:style-name="P30"><text:a xlink:type="simple" xlink:href="#3.2.2.Driver|outline" text:style-name="Page_20_Number" text:visited-style-name="Page_20_Number">3.2.2 <text:s text:c="2"/>Driver<text:tab/>6</text:a></text:p>
          <text:p text:style-name="P30"><text:a xlink:type="simple" xlink:href="#3.2.3.Circuit|outline" text:style-name="Page_20_Number" text:visited-style-name="Page_20_Number">3.2.3 <text:s text:c="2"/>Circuit<text:tab/>7</text:a></text:p>
          <text:p text:style-name="P30"><text:a xlink:type="simple" xlink:href="#3.2.4.Startup|outline" text:style-name="Page_20_Number" text:visited-style-name="Page_20_Number">3.2.4 <text:s text:c="2"/>Startup<text:tab/>7</text:a></text:p>
          <text:p text:style-name="P28"><text:a xlink:type="simple" xlink:href="#4.Sviluppo della concorrenza|outline" text:style-name="Page_20_Number" text:visited-style-name="Page_20_Number">4 <text:s text:c="2"/>Sviluppo della concorrenza<text:tab/>8</text:a></text:p>
          <text:p text:style-name="P28"><text:a xlink:type="simple" xlink:href="#5.Sviluppo della distribuzione|outline" text:style-name="Page_20_Number" text:visited-style-name="Page_20_Number">5 <text:s text:c="2"/>Sviluppo della distribuzione<text:tab/>8</text:a></text:p>
          <text:p text:style-name="P29"><text:a xlink:type="simple" xlink:href="#5.1.Nodi individuati|outline" text:style-name="Page_20_Number" text:visited-style-name="Page_20_Number">5.1 <text:s text:c="2"/>Nodi individuati<text:tab/>8</text:a></text:p>
          <text:p text:style-name="P29"><text:a xlink:type="simple" xlink:href="#5.2.Localizzazione dei nodi|outline" text:style-name="Page_20_Number" text:visited-style-name="Page_20_Number">5.2 <text:s text:c="2"/>Localizzazione dei nodi<text:tab/>8</text:a></text:p>
          <text:p text:style-name="P29"><text:a xlink:type="simple" xlink:href="#5.3.Oggetti e servizi condivisi|outline" text:style-name="Page_20_Number" text:visited-style-name="Page_20_Number">5.3 <text:s text:c="2"/>Oggetti e servizi condivisi<text:tab/>8</text:a></text:p>
          <text:p text:style-name="P29"><text:a xlink:type="simple" xlink:href="#5.4.Tecnologie utilizzate|outline" text:style-name="Page_20_Number" text:visited-style-name="Page_20_Number">5.4 <text:s text:c="2"/>Tecnologie utilizzate<text:tab/>8</text:a></text:p>
          <text:p text:style-name="P29"><text:a xlink:type="simple" xlink:href="#5.5.Verifiche di correttezza|outline" text:style-name="Page_20_Number" text:visited-style-name="Page_20_Number">5.5 <text:s text:c="2"/>Verifiche di correttezza<text:tab/>8</text:a></text:p>
          <text:p text:style-name="P30"><text:a xlink:type="simple" xlink:href="#5.5.1.Comportamento in caso di caduta di un nodo Driver|outline" text:style-name="Page_20_Number" text:visited-style-name="Page_20_Number">5.5.1 <text:s text:c="2"/>Comportamento in caso di caduta di un nodo Driver<text:tab/>8</text:a></text:p>
          <text:p text:style-name="P30"><text:a xlink:type="simple" xlink:href="#5.5.2.Comportamento in caso di caduta del nodo Race|outline" text:style-name="Page_20_Number" text:visited-style-name="Page_20_Number">5.5.2 <text:s text:c="2"/>Comportamento in caso di caduta del nodo Race<text:tab/>8</text:a></text:p>
          <text:p text:style-name="P30"><text:a xlink:type="simple" xlink:href="#5.5.3.Comportamento in caso di caduta del nodo Circuit|outline" text:style-name="Page_20_Number" text:visited-style-name="Page_20_Number">5.5.3 <text:s text:c="2"/>Comportamento in caso di caduta del nodo Circuit<text:tab/>8</text:a></text:p>
          <text:p text:style-name="P30"><text:a xlink:type="simple" xlink:href="#5.5.4.Comportamento in caso di caduta del nodo Logger|outline" text:style-name="Page_20_Number" text:visited-style-name="Page_20_Number">5.5.4 <text:s text:c="2"/>Comportamento in caso di caduta del nodo Logger<text:tab/>8</text:a></text:p>
          <text:p text:style-name="P28"><text:a xlink:type="simple" xlink:href="#6.Compilazione ed esecuzione|outline" text:style-name="Page_20_Number" text:visited-style-name="Page_20_Number">6 <text:s text:c="2"/>Compilazione ed esecuzione<text:tab/>8</text:a></text:p>
          <text:p text:style-name="P29"><text:a xlink:type="simple" xlink:href="#6.1.Compilazione|outline" text:style-name="Page_20_Number" text:visited-style-name="Page_20_Number">6.1 <text:s text:c="2"/>Compilazione<text:tab/>8</text:a></text:p>
          <text:p text:style-name="P29"><text:a xlink:type="simple" xlink:href="#6.2.Files di configurazione|outline" text:style-name="Page_20_Number" text:visited-style-name="Page_20_Number">6.2 <text:s text:c="2"/>Files di configurazione<text:tab/>9</text:a></text:p>
          <text:p text:style-name="P29"><text:a xlink:type="simple" xlink:href="#6.3.Esecuzione|outline" text:style-name="Page_20_Number" text:visited-style-name="Page_20_Number">6.3 <text:s text:c="2"/>Esecuzione<text:tab/>9</text:a></text:p>
          <text:p text:style-name="P30"><text:a xlink:type="simple" xlink:href="#6.3.1.Avvio del progetto|outline" text:style-name="Page_20_Number" text:visited-style-name="Page_20_Number">6.3.1 <text:s text:c="2"/>Avvio del progetto<text:tab/>9</text:a></text:p>
          <text:p text:style-name="P28"><text:a xlink:type="simple" xlink:href="#7.Conclusioni|outline" text:style-name="Page_20_Number" text:visited-style-name="Page_20_Number">7 <text:s text:c="2"/>Conclusioni<text:tab/>10</text:a></text:p>
          <text:p text:style-name="P29"><text:a xlink:type="simple" xlink:href="#7.1.Linguaggi di programmazione utilizzati|outline" text:style-name="Page_20_Number" text:visited-style-name="Page_20_Number">7.1 <text:s text:c="2"/>Linguaggi di programmazione utilizzati<text:tab/>10</text:a></text:p>
          <text:p text:style-name="P29"><text:a xlink:type="simple" xlink:href="#7.2.Scelte alternative a quelle effettuate|outline" text:style-name="Page_20_Number" text:visited-style-name="Page_20_Number">7.2 <text:s text:c="2"/>Scelte alternative a quelle effettuate<text:tab/>10</text:a></text:p>
          <text:p text:style-name="P29"><text:a xlink:type="simple" xlink:href="#7.3.Possibili sviluppi futuri|outline" text:style-name="Page_20_Number" text:visited-style-name="Page_20_Number">7.3 <text:s text:c="2"/>Possibili sviluppi futuri<text:tab/>10</text:a></text:p>
        </text:index-body>
      </text:table-of-content>
      <text:p text:style-name="P24"/>
      <text:h text:style-name="P37" text:outline-level="1">Introduzione</text:h>
      <text:h text:style-name="Heading_20_2" text:outline-level="2">Scopo del documento</text:h>
      <text:p text:style-name="Text_20_body">Questo documento ha la funzione di relazione finale per il progetto di Sistemi Correnti e Distribuiti realizzato dagli studenti Bonaldo Daniele e Zatton Alberto nell'anno accademico 2008/09. </text:p>
      <text:p text:style-name="Text_20_body">Il documento ha la finalità di illustrare l'analisi svolta e le scelte fatte in termini di progettazione e realizzazione del progetto.</text:p>
      <text:p text:style-name="Text_20_body"/>
      <text:p text:style-name="Text_20_body"/>
      <text:h text:style-name="Heading_20_2" text:outline-level="2">Struttura del documento</text:h>
      <text:p text:style-name="P5">Il documento è diviso nelle seguenti parti</text:p>
      <text:list xml:id="list37386880" text:style-name="L1">
        <text:list-item>
          <text:p text:style-name="P40"><text:a xlink:type="simple" xlink:href="#1.Introduzione|outline"><text:span text:style-name="T4">Introduzione</text:span></text:a><text:span text:style-name="T4">, in cui viene descritto sommariamente lo scopo e la struttura del documento e l'ambito del progetto.</text:span></text:p>
        </text:list-item>
        <text:list-item>
          <text:p text:style-name="P40"><text:a xlink:type="simple" xlink:href="#2.Analisi|outline"><text:span text:style-name="T4">Analisi</text:span></text:a><text:span text:style-name="T4">, in cui vengono riassunti i requisiti individuati e il lavoro di analisi svolto.</text:span></text:p>
        </text:list-item>
        <text:list-item>
          <text:p text:style-name="P40"><text:a xlink:type="simple" xlink:href="#3.Architettura|outline"><text:span text:style-name="T4">Architettura</text:span></text:a><text:span text:style-name="T4">, in cui viene descritta l'architettura ad alto livello del progetto.</text:span></text:p>
        </text:list-item>
        <text:list-item>
          <text:p text:style-name="P40"><text:a xlink:type="simple" xlink:href="#3.Sviluppo della concorrenza|outline"><text:span text:style-name="T4">Sviluppo della concorrenza</text:span></text:a><text:span text:style-name="T4">, in cui vengono esposte le scelte fatte nella progettazione e realizzazione della concorrenza all'interno del progetto.</text:span></text:p>
        </text:list-item>
        <text:list-item>
          <text:p text:style-name="P40"><text:a xlink:type="simple" xlink:href="#4.Sviluppo della distribuzione|outline"><text:span text:style-name="T4">Sviluppo della distribuzione</text:span></text:a><text:span text:style-name="T4">, in cui vengono esposte le scelte fatte nella progettazione e realizzazione della distribuzione all'interno del progetto.</text:span></text:p>
        </text:list-item>
        <text:list-item>
          <text:p text:style-name="P40"><text:a xlink:type="simple" xlink:href="#5.Esecuzione|outline"><text:span text:style-name="T4">Esecuzione</text:span></text:a><text:span text:style-name="T4">, in cui viene descritta la fase di esecuzione del progetto.</text:span></text:p>
        </text:list-item>
        <text:list-item>
          <text:p text:style-name="P40"><text:a xlink:type="simple" xlink:href="#6.Conclusioni|outline"><text:span text:style-name="T4">Conclusioni</text:span></text:a><text:span text:style-name="T4">, in cui vengono trattate le conclusioni generali, includendo possibili sviluppi futuri del pr</text:span><text:span text:style-name="T3">ogetto e commentando eventuali scelte alternative a quelle effettuate.</text:span></text:p>
        </text:list-item>
      </text:list>
      <text:p text:style-name="Text_20_body"/>
      <text:p text:style-name="Text_20_body"/>
      <text:h text:style-name="Heading_20_2" text:outline-level="2">Scopo del prodotto</text:h>
      <text:p text:style-name="Text_20_body">Lo scopo del prodotto è quello di simulare una competizione sportiva assimilabile a quelle <text:span text:style-name="T3">automobilistiche</text:span><text:span text:style-name="T2"> </text:span>di Formula 1 utilizzando tecniche di concorrenza e distribuzione viste a lezione durante il corso di Sistemi Concorrenti e Distribuiti.</text:p>
      <text:p text:style-name="Text_20_body"><text:s/></text:p>
      <text:p text:style-name="P26"/>
      <text:h text:style-name="Heading_20_1" text:outline-level="1">Analisi</text:h>
      <text:p text:style-name="Text_20_body">In questa sezione viene riassunto il lavoro di analisi svolto, soprattutto per quanto riguarda i requisiti individuati. </text:p>
      <text:p text:style-name="Text_20_body"/>
      <text:h text:style-name="Heading_20_2" text:outline-level="2">Requisiti</text:h>
      <text:p text:style-name="Text_20_body">L'analisi è stata svolta sulla descrizione del progetto e sulle clausole di partecipazione descritti alla pagina web</text:p>
      <text:p text:style-name="Text_20_body"><text:s/><text:a xlink:type="simple" xlink:href="http://www.math.unipd.it/~tullio/SCD/2008/Progetto.html">http://www.math.unipd.it/~tullio/SCD/2008/Progetto.html</text:a>.</text:p>
      <text:p text:style-name="Text_20_body">In seguito a tale analisi sono stati individuati i seguenti requisiti funzionali:</text:p>
      <text:p text:style-name="Standard"/>
      <table:table table:name="Tabella2" table:style-name="Tabella2">
        <table:table-column table:style-name="Tabella2.A"/>
        <table:table-column table:style-name="Tabella2.B"/>
        <table:table-row>
          <table:table-cell table:style-name="Tabella2.A1" office:value-type="string">
            <text:p text:style-name="Table_20_Contents">RF01</text:p>
          </table:table-cell>
          <table:table-cell table:style-name="Tabella2.B1" office:value-type="string">
            <text:p text:style-name="Standard">Presenza di un circuito</text:p>
          </table:table-cell>
        </table:table-row>
        <table:table-row>
          <table:table-cell table:style-name="Tabella2.A2" office:value-type="string">
            <text:p text:style-name="Table_20_Contents">RF02</text:p>
          </table:table-cell>
          <table:table-cell table:style-name="Tabella2.B2" office:value-type="string">
            <text:p text:style-name="Standard">Il circuito deve essere dotato della pista e della corsia di rifornimento</text:p>
          </table:table-cell>
        </table:table-row>
        <table:table-row>
          <table:table-cell table:style-name="Tabella2.A2" office:value-type="string">
            <text:p text:style-name="Table_20_Contents">RF03</text:p>
          </table:table-cell>
          <table:table-cell table:style-name="Tabella2.B2" office:value-type="string">
            <text:p text:style-name="Standard">La pista deve essere soggetta a regole realistiche di accesso</text:p>
          </table:table-cell>
        </table:table-row>
        <table:table-row>
          <table:table-cell table:style-name="Tabella2.A2" office:value-type="string">
            <text:p text:style-name="Table_20_Contents">RF04</text:p>
          </table:table-cell>
          <table:table-cell table:style-name="Tabella2.B2" office:value-type="string">
            <text:p text:style-name="Standard">La pista deve essere soggetta a regole realistiche di condivisione</text:p>
          </table:table-cell>
        </table:table-row>
        <table:table-row>
          <table:table-cell table:style-name="Tabella2.A2" office:value-type="string">
            <text:p text:style-name="Table_20_Contents">RF05</text:p>
          </table:table-cell>
          <table:table-cell table:style-name="Tabella2.B2" office:value-type="string">
            <text:p text:style-name="Standard">La pista deve essere soggetta a regole realistiche di tempo di percorrenza</text:p>
          </table:table-cell>
        </table:table-row>
        <table:table-row>
          <table:table-cell table:style-name="Tabella2.A2" office:value-type="string">
            <text:p text:style-name="Table_20_Contents">RF06</text:p>
          </table:table-cell>
          <table:table-cell table:style-name="Tabella2.B2" office:value-type="string">
            <text:p text:style-name="Standard">La corsia di rifornimento deve essere soggetta a regole realistiche di accesso</text:p>
          </table:table-cell>
        </table:table-row>
        <table:table-row>
          <table:table-cell table:style-name="Tabella2.A2" office:value-type="string">
            <text:p text:style-name="Table_20_Contents">RF07</text:p>
          </table:table-cell>
          <table:table-cell table:style-name="Tabella2.B2" office:value-type="string">
            <text:p text:style-name="Standard">La corsia di rifornimento deve essere soggetta a regole realistiche di condivisione</text:p>
          </table:table-cell>
        </table:table-row>
        <table:table-row>
          <table:table-cell table:style-name="Tabella2.A2" office:value-type="string">
            <text:p text:style-name="Table_20_Contents">RF08</text:p>
          </table:table-cell>
          <table:table-cell table:style-name="Tabella2.B2" office:value-type="string">
            <text:p text:style-name="Standard">La corsia di rifornimento deve essere soggetta a regole realistiche di tempo di percorrenza</text:p>
          </table:table-cell>
        </table:table-row>
        <table:table-row>
          <table:table-cell table:style-name="Tabella2.A2" office:value-type="string">
            <text:p text:style-name="Table_20_Contents">RF09</text:p>
          </table:table-cell>
          <table:table-cell table:style-name="Tabella2.B2" office:value-type="string">
            <text:p text:style-name="Standard">Presenza di un insieme configurabile di concorrenti</text:p>
          </table:table-cell>
        </table:table-row>
        <table:table-row>
          <table:table-cell table:style-name="Tabella2.A2" office:value-type="string">
            <text:p text:style-name="Table_20_Contents">RF10</text:p>
          </table:table-cell>
          <table:table-cell table:style-name="Tabella2.B2" office:value-type="string">
            <text:p text:style-name="Standard">Ogni concorrente deve essere configurabile con caratteristiche specifiche di prestazioni, risorse e strategia di gara.</text:p>
          </table:table-cell>
        </table:table-row>
        <table:table-row>
          <table:table-cell table:style-name="Tabella2.A2" office:value-type="string">
            <text:p text:style-name="Table_20_Contents">RF11</text:p>
          </table:table-cell>
          <table:table-cell table:style-name="Tabella2.B2" office:value-type="string">
            <text:p text:style-name="Standard">Deve essere presente un sistema di controllo</text:p>
          </table:table-cell>
        </table:table-row>
        <table:table-row>
          <table:table-cell table:style-name="Tabella2.A2" office:value-type="string">
            <text:p text:style-name="Table_20_Contents">RF12</text:p>
          </table:table-cell>
          <table:table-cell table:style-name="Tabella2.B2" office:value-type="string">
            <text:p text:style-name="Standard">Il sistema di controllo deve poter visualizzare lo stato della competizione</text:p>
          </table:table-cell>
        </table:table-row>
        <table:table-row>
          <table:table-cell table:style-name="Tabella2.A2" office:value-type="string">
            <text:p text:style-name="Table_20_Contents">RF13</text:p>
          </table:table-cell>
          <table:table-cell table:style-name="Tabella2.B2" office:value-type="string">
            <text:p text:style-name="Standard">Il sistema di controllo deve poter visualizzare lo stato dei vari concorrenti</text:p>
          </table:table-cell>
        </table:table-row>
        <table:table-row>
          <table:table-cell table:style-name="Tabella2.A2" office:value-type="string">
            <text:p text:style-name="Table_20_Contents">RF14</text:p>
          </table:table-cell>
          <table:table-cell table:style-name="Tabella2.B2" office:value-type="string">
            <text:p text:style-name="Standard">Il sistema di controllo deve poter visualizzare le migliori prestazioni</text:p>
          </table:table-cell>
        </table:table-row>
        <table:table-row>
          <table:table-cell table:style-name="Tabella2.A2" office:value-type="string">
            <text:p text:style-name="Table_20_Contents">RF15</text:p>
          </table:table-cell>
          <table:table-cell table:style-name="Tabella2.B2" office:value-type="string">
            <text:p text:style-name="Standard">Presenza di una competizione configurabile per quanto riguarda la durata </text:p>
          </table:table-cell>
        </table:table-row>
        <table:table-row>
          <table:table-cell table:style-name="Tabella2.A2" office:value-type="string">
            <text:p text:style-name="Table_20_Contents">RF16</text:p>
          </table:table-cell>
          <table:table-cell table:style-name="Tabella2.B2" office:value-type="string">
            <text:p text:style-name="Standard">Controllo di terminazione dei concorrenti a fine gara</text:p>
          </table:table-cell>
        </table:table-row>
        <text:soft-page-break/>
        <table:table-row>
          <table:table-cell table:style-name="Tabella2.A2" office:value-type="string">
            <text:p text:style-name="Table_20_Contents">RF17</text:p>
          </table:table-cell>
          <table:table-cell table:style-name="Tabella2.B2" office:value-type="string">
            <text:p text:style-name="Standard">Deve essere presentata una relazione sul lavoro svolto</text:p>
          </table:table-cell>
        </table:table-row>
        <table:table-row>
          <table:table-cell table:style-name="Tabella2.A2" office:value-type="string">
            <text:p text:style-name="Table_20_Contents">RF18</text:p>
          </table:table-cell>
          <table:table-cell table:style-name="Tabella2.B2" office:value-type="string">
            <text:p text:style-name="Standard">Il progetto deve presentare evidenti tracce di concorrenza</text:p>
          </table:table-cell>
        </table:table-row>
        <table:table-row>
          <table:table-cell table:style-name="Tabella2.A2" office:value-type="string">
            <text:p text:style-name="Table_20_Contents">RF19</text:p>
          </table:table-cell>
          <table:table-cell table:style-name="Tabella2.B2" office:value-type="string">
            <text:p text:style-name="Standard">Il progetto deve presentare evidenti tracce di distribuzione</text:p>
          </table:table-cell>
        </table:table-row>
      </table:table>
      <text:p text:style-name="Standard"/>
      <text:p text:style-name="Standard"/>
      <text:p text:style-name="Text_20_body">Sono stati inoltre individuati i seguenti requisiti opzionali:</text:p>
      <text:p text:style-name="P25"/>
      <table:table table:name="Tabella6" table:style-name="Tabella6">
        <table:table-column table:style-name="Tabella6.A"/>
        <table:table-column table:style-name="Tabella6.B"/>
        <table:table-row>
          <table:table-cell table:style-name="Tabella6.A1" office:value-type="string">
            <text:p text:style-name="Table_20_Contents">RO01</text:p>
          </table:table-cell>
          <table:table-cell table:style-name="Tabella6.B1" office:value-type="string">
            <text:p text:style-name="Standard">Il circuito deve essere selezionabile in fase di configurazione</text:p>
          </table:table-cell>
        </table:table-row>
        <table:table-row>
          <table:table-cell table:style-name="Tabella6.A2" office:value-type="string">
            <text:p text:style-name="Table_20_Contents">RO02</text:p>
          </table:table-cell>
          <table:table-cell table:style-name="Tabella6.B2" office:value-type="string">
            <text:p text:style-name="Standard">Deve essere presente una gestione del tempo meteorologico</text:p>
          </table:table-cell>
        </table:table-row>
        <table:table-row>
          <table:table-cell table:style-name="Tabella6.A2" office:value-type="string">
            <text:p text:style-name="Table_20_Contents">RO03</text:p>
          </table:table-cell>
          <table:table-cell table:style-name="Tabella6.B2" office:value-type="string">
            <text:p text:style-name="Standard">I parametri della configurazione devono poter essere letti da file</text:p>
          </table:table-cell>
        </table:table-row>
        <table:table-row>
          <table:table-cell table:style-name="Tabella6.A2" office:value-type="string">
            <text:p text:style-name="Table_20_Contents">RO04</text:p>
          </table:table-cell>
          <table:table-cell table:style-name="Tabella6.B2" office:value-type="string">
            <text:p text:style-name="Standard">Realizzare il progetto utilizzando almeno due linguaggi di programmazione</text:p>
          </table:table-cell>
        </table:table-row>
      </table:table>
      <text:p text:style-name="Standard"/>
      <text:p text:style-name="Text_20_body">Come si potrà vedere anche in seguito, è stato scelto di svolgere il progetto attenendosi alle clausole di partecipazione di livello 3, sviluppandolo quindi utilizzando due linguaggi di programmazione.</text:p>
      <text:p text:style-name="Standard"/>
      <text:h text:style-name="Heading_20_1" text:outline-level="1">Il Modello</text:h>
      <text:p text:style-name="Text_20_body">Di seguito sarà descritto il modello utilizzato per simulare la competizione di Formula 1.</text:p>
      <text:p text:style-name="Text_20_body"/>
      <text:h text:style-name="Heading_20_2" text:outline-level="2">La Gara</text:h>
      <text:p text:style-name="Text_20_body">La gara è definita da un circuito, i piloti partecipanti con relative vetture e il numero di giri che i piloti devono effettuare per terminare la competizione.</text:p>
      <text:h text:style-name="Heading_20_2" text:outline-level="2">Il Circuito</text:h>
      <text:h text:style-name="Heading_20_3" text:outline-level="3">Tracciato di gara</text:h>
      <text:p text:style-name="Text_20_body">Il circuito è descritto come una successione di segmenti: tali segmenti simulano un rettilineo od una curva. Ogni segmento ha quattro caratteristiche:</text:p>
      <text:list xml:id="list37386563" text:style-name="List_20_1">
        <text:list-item>
          <text:p text:style-name="P41">velocità iniziale;</text:p>
        </text:list-item>
        <text:list-item>
          <text:p text:style-name="P41">velocità finale;</text:p>
        </text:list-item>
        <text:list-item>
          <text:p text:style-name="P41">numero di corsie;</text:p>
        </text:list-item>
        <text:list-item>
          <text:p text:style-name="P41">lunghezza;</text:p>
        </text:list-item>
      </text:list>
      <text:p text:style-name="Text_20_body"><text:soft-page-break/></text:p>
      <text:p text:style-name="Text_20_body">La velocità iniziale rappresenta la velocità massima raggiungibile da una vettura nella prima parte del segmento; la velocità finale è la velocità massima che la vettura deve possedere alla fine del segmento. Chiameremo il punto di passaggio dalla prima velocità alla seconda <text:span text:style-name="T2">staccata</text:span><text:span text:style-name="T3">: essa varia da pilota a pilota a seconda delle <text:s/>caratteristiche personali. Approfondiremo ulteriormente l'argomento nel paragrafo </text:span><text:span text:style-name="T4">3.x (I Piloti).</text:span></text:p>
      <text:p text:style-name="P42">Non esiste una distinzione netta tra rettilineo e curva: il circuito è interamente simulato fornendo le velocità sopra descritte ai vari segmenti. Tipicamente un rettilineo avrà velocità iniziale maggiore o uguale alla velocità finale (per accedere ad un segmento curva, il pilota frena alla fine del rettilineo); una curva avrà invece velocità iniziale minore o uguale alla velocità finale (superata la corda della curva, il pilota accelera).</text:p>
      <text:p text:style-name="P42"/>
      <text:p text:style-name="P42">Il numero di corsie rappresenta quante vetture possono marciare in parallelo nella stessa sezione di segmento. Il valore è stato limitato al massimo a due. In un segmento con una corsia il sorpasso non sarà permesso; in un segmento con due corsie il sorpasso sarà permesso.</text:p>
      <text:h text:style-name="Heading_20_3" text:outline-level="3">Box</text:h>
      <text:p text:style-name="P42"/>
      <text:h text:style-name="Heading_20_2" text:outline-level="2">I Piloti</text:h>
      <text:h text:style-name="Heading_20_3" text:outline-level="3">Caratteristiche</text:h>
      <text:p text:style-name="P4">I piloti sono definiti da:</text:p>
      <text:list xml:id="list39693905" text:continue-numbering="true" text:style-name="List_20_1">
        <text:list-item>
          <text:p text:style-name="P41"><text:span text:style-name="T3">nome / cognome;</text:span></text:p>
        </text:list-item>
        <text:list-item>
          <text:p text:style-name="P41"><text:span text:style-name="T3">scuderia di appartenenza;</text:span></text:p>
        </text:list-item>
        <text:list-item>
          <text:p text:style-name="P41"><text:span text:style-name="T3">numero della vettura guidata;</text:span></text:p>
        </text:list-item>
        <text:list-item>
          <text:p text:style-name="P41"><text:span text:style-name="T3">coefficiente di accelerazione;</text:span></text:p>
        </text:list-item>
        <text:list-item>
          <text:p text:style-name="P41"><text:span text:style-name="T3">coefficiente di decelerazione;</text:span></text:p>
        </text:list-item>
        <text:list-item>
          <text:p text:style-name="P41"><text:span text:style-name="T3">velocità massima raggiungibile dalla vettura.</text:span></text:p>
        </text:list-item>
      </text:list>
      <text:p text:style-name="Text_20_body"><text:span text:style-name="T3"/></text:p>
      <text:p text:style-name="Text_20_body"><text:span text:style-name="T3">Il coefficiente di accelerazione unisce la caratteristica accelerazione della vettura con l'abilità di guida del pilota. Maggiore è il coefficiente, maggiore sarà l'accelerazione a disposizione. Il coefficiente di accelerazione influisce anche sulla velocità massima </text:span><text:soft-page-break/><text:span text:style-name="T3">raggiungibile nella prima parte di un segmento prima della staccata: un pilota abile raggiunge velocità superiori.</text:span></text:p>
      <text:p text:style-name="Text_20_body"><text:span text:style-name="T3"/></text:p>
      <text:p text:style-name="Text_20_body"><text:span text:style-name="T3">Il coefficiente di decelerazione unisce la caratteristica decelerazione della vettura con l'abilità di guida del pilota. Maggiore è il coefficiente, maggiore sarà la capacità frenante della vettura. Questo si traduce in frenate (staccate) ritardate (quindi, nel caso <text:s/>di rettilineo con frenata finale, una maggiore velocità media nel percorrere il segmento). Il coefficiente di decelerazione influisce anche sulla velocità finale del segmento: maggiore è il coefficiente, più alta sarà la velocità permessa in uscita dal segmento.</text:span></text:p>
      <text:p text:style-name="Text_20_body"><text:span text:style-name="T3"/></text:p>
      <text:p text:style-name="Text_20_body"><text:span text:style-name="T3">La velocità massima contraddistingue la più alta velocità raggiungibile dalla vettura, a prescindere dalla velocità massima del segmento in cui si trova.</text:span></text:p>
      <text:p text:style-name="Text_20_body"><text:span text:style-name="T3"/></text:p>
      <text:h text:style-name="Heading_20_3" text:outline-level="3"><text:span text:style-name="T3">Comportamento</text:span></text:h>
      <text:p text:style-name="Text_20_body"><text:span text:style-name="T3">Viene di seguito illustrato il comportamento del pilota in un dato istante della gara, all'entrata di un segmento.</text:span></text:p>
      <text:p text:style-name="Text_20_body"><text:span text:style-name="T3">Nella prima parte del segmento, il pilota cerca di raggiungere la massima velocità consentita (velocità iniziale con modificatori). Quando lo ritiene opportuno, decelera per raggiungere una velocità utile per affrontare il segmento successivo (velocità finale). Se incontra una vettura durante il suo percorso e le condizioni lo permettono (velocità superiore alla vettura antistante e corsia libera) il pilota tenta il sorpasso. Se invece non è possibile sorpassare, rallenta alla velocità della vettura antistante, riprovando il sorpasso non appena le condizioni tornano favorevoli.</text:span></text:p>
      <text:p text:style-name="P42"/>
      <text:p text:style-name="P42"/>
      <text:p text:style-name="P42"/>
      <text:p text:style-name="Standard"/>
      <text:h text:style-name="Heading_20_1" text:outline-level="1">Architettura</text:h>
      <text:h text:style-name="Heading_20_2" text:outline-level="2">Entità coinvolte</text:h>
      <text:p text:style-name="P4"/>
      <text:h text:style-name="Heading_20_2" text:outline-level="2">Sequenza di esecuzione</text:h>
      <text:p text:style-name="Text_20_body">Di seguito vengono elencate le operazioni effettuate da ogni entità durante l'esecuzione, illustrate con l'aiuto di diagrammi di sequenza.</text:p>
      <text:p text:style-name="Text_20_body"><text:soft-page-break/></text:p>
      <text:h text:style-name="Heading_20_3" text:outline-level="3">Log_viewer</text:h>
      <text:p text:style-name="Text_20_body"/>
      <text:p text:style-name="Standard"/>
      <text:p text:style-name="Standard"><draw:frame draw:style-name="fr2" draw:name="immagini2" text:anchor-type="paragraph" svg:x="0.432cm" svg:y="0cm" svg:width="16.399cm" svg:height="6.237cm" draw:z-index="12"><draw:image xlink:href="Pictures/200000070000483600001B779C320413.svm" xlink:type="simple" xlink:show="embed" xlink:actuate="onLoad"/></draw:frame></text:p>
      <text:p text:style-name="Standard"/>
      <text:list xml:id="list37378208" text:style-name="L2">
        <text:list-item>
          <text:list>
            <text:list-item>
              <text:p text:style-name="P31">legge dal file “ior.txt” nella cartella “txt” lo IOR del Naming Service di CORBA e ne recupera il riferimento remoto</text:p>
            </text:list-item>
            <text:list-item>
              <text:p text:style-name="P31">crea la propria interfaccia remota e ne pubblica il il riferimento nel Naming Service</text:p>
            </text:list-item>
            <text:list-item>
              <text:p text:style-name="P31">attende di essere configurato da Startup</text:p>
            </text:list-item>
            <text:list-item>
              <text:p text:style-name="P31">crea una struttura dati con le statistiche di ogni pilota (intermedi, tempi sul giro, velocità...)</text:p>
            </text:list-item>
            <text:list-item>
              <text:p text:style-name="P31">mette a disposizione una procedura (“updateLog”) chiamata dai Driver ad ogni ingresso di segmento</text:p>
            </text:list-item>
            <text:list-item>
              <text:p text:style-name="P31">ad ogni chiamata di “updateLog” aggiorna lo stato di quel pilota e la classifica che viene visualizzata costantemente coerente con lo stato della gara</text:p>
            </text:list-item>
            <text:list-item>
              <text:p text:style-name="P31">al termine della gara salva la classifica finale e le statistiche su un file chiamato “results.txt” nella cartella “txt” e <text:s/>si spegne automaticamente</text:p>
            </text:list-item>
          </text:list>
        </text:list-item>
      </text:list>
      <text:p text:style-name="Standard"/>
      <text:p text:style-name="Standard"/>
      <text:h text:style-name="Heading_20_3" text:outline-level="3">Driver</text:h>
      <text:p text:style-name="Standard"/>
      <text:list xml:id="list39706112" text:continue-numbering="true" text:style-name="L2">
        <text:list-item>
          <text:list>
            <text:list-item>
              <text:p text:style-name="P31">crea la propria interfaccia remota e ne pubblica il il riferimento nel Naming Service</text:p>
            </text:list-item>
          </text:list>
        </text:list-item>
      </text:list>
      <text:list xml:id="list37367286" text:style-name="L3">
        <text:list-item>
          <text:list>
            <text:list-item>
              <text:p text:style-name="P32">recupera il riferimento remoto del logger</text:p>
            </text:list-item>
            <text:list-item>
              <text:p text:style-name="P32">recupera il riferimento remoto del circuito</text:p>
            </text:list-item>
          </text:list>
        </text:list-item>
      </text:list>
      <text:list xml:id="list39680809" text:continue-list="list39706112" text:style-name="L2">
        <text:list-item>
          <text:list>
            <text:list-item>
              <text:p text:style-name="P31"><text:soft-page-break/>attende di essere configurato da Startup</text:p>
            </text:list-item>
          </text:list>
        </text:list-item>
      </text:list>
      <text:list xml:id="list39693365" text:continue-list="list37367286" text:style-name="L3">
        <text:list-item>
          <text:list>
            <text:list-item>
              <text:p text:style-name="P32">aspetta di essere configurata dalla macchina “Gara”</text:p>
            </text:list-item>
            <text:list-item>
              <text:p text:style-name="P32">loop fino alla fine della gara</text:p>
              <text:list>
                <text:list-item>
                  <text:p text:style-name="P32">calcolo del tempo necessario per passare il segmento successivo</text:p>
                </text:list-item>
                <text:list-item>
                  <text:p text:style-name="P32">lock su segmento</text:p>
                </text:list-item>
                <text:list-item>
                  <text:p text:style-name="P32">calcolo dell'ora di rilascio del lock</text:p>
                </text:list-item>
                <text:list-item>
                  <text:p text:style-name="P32">comunica al log occupazione segmento e tutti i dati necessari (velocità, id pilota, numero segmento)</text:p>
                </text:list-item>
                <text:list-item>
                  <text:p text:style-name="P32">wait until l'ora calcolata precedentemente</text:p>
                </text:list-item>
                <text:list-item>
                  <text:p text:style-name="P32">unlock del segmento</text:p>
                </text:list-item>
                <text:list-item>
                  <text:p text:style-name="P32">ripete il loop</text:p>
                </text:list-item>
              </text:list>
            </text:list-item>
            <text:list-item>
              <text:p text:style-name="P32">comunica alla direzione di gara di aver terminato la gara.</text:p>
            </text:list-item>
          </text:list>
        </text:list-item>
      </text:list>
      <text:p text:style-name="Standard"/>
      <text:p text:style-name="Standard"/>
      <text:h text:style-name="Heading_20_3" text:outline-level="3">Circuit</text:h>
      <text:p text:style-name="Standard"/>
      <text:list xml:id="list37381774" text:style-name="L4">
        <text:list-item>
          <text:list>
            <text:list-item>
              <text:p text:style-name="P33">crea la propria interfaccia remota e ne pubblica il il riferimento nel Naming Service</text:p>
            </text:list-item>
            <text:list-item>
              <text:p text:style-name="P33">aspetta di essere configurata dalla macchina “Gara”</text:p>
            </text:list-item>
            <text:list-item>
              <text:p text:style-name="P33">crea LR ed LR_box</text:p>
            </text:list-item>
            <text:list-item>
              <text:p text:style-name="P33">rende accessibile la lista LR ai Driver</text:p>
            </text:list-item>
            <text:list-item>
              <text:p text:style-name="P33">attende il segnale di fine gara dalla macchina “Gara”</text:p>
            </text:list-item>
          </text:list>
        </text:list-item>
      </text:list>
      <text:p text:style-name="Standard"/>
      <text:p text:style-name="Standard"/>
      <text:h text:style-name="Heading_20_3" text:outline-level="3">Startup</text:h>
      <text:p text:style-name="Standard"/>
      <text:list xml:id="list37371470" text:style-name="L5">
        <text:list-item>
          <text:list>
            <text:list-item>
              <text:p text:style-name="P34">legge i file di configurazione (piloti, team, circuito)</text:p>
            </text:list-item>
            <text:list-item>
              <text:p text:style-name="P34">costruisce la lista di microsegmenti con proprietà (LP)</text:p>
            </text:list-item>
            <text:list-item>
              <text:p text:style-name="P34">chiama la funzione di creazione della lista di risorse protette (LR), presente nella macchina “Circuito”, dando come parametro LP (servono il numero dei segmenti e il numero di corsie per ogni segmento)</text:p>
            </text:list-item>
            <text:list-item>
              <text:p text:style-name="P34">lock del primo microsegmento (di entrambe le corsie)</text:p>
            </text:list-item>
            <text:list-item>
              <text:p text:style-name="P34">init dei piloti secondo l'ordine del file di configurazione,. Ogni pilota occupa un microsegmento/corsia diverso e conosce LP. Per far questo viene chiamata l'apposita funzione all'interno della macchina “Pilota”, dando come parametri quelli di un pilota presi dal file di configurazione più LP.</text:p>
            </text:list-item>
            <text:list-item>
              <text:p text:style-name="P34">recupera il riferimento remoto del logger dal Naming Service e gli passa i dettagli di piloti, team e circuito</text:p>
            </text:list-item>
            <text:list-item>
              <text:p text:style-name="P34">fa partire la gara togliendo il lock sul primo microsegmento</text:p>
            </text:list-item>
            <text:list-item>
              <text:p text:style-name="P34">resta attiva in attesa di segnale di terminazione della gara da tutti i piloti</text:p>
            </text:list-item>
            <text:list-item>
              <text:p text:style-name="P34"><text:soft-page-break/>comunica la fine della gara alle macchine Logger e Circuit.</text:p>
            </text:list-item>
          </text:list>
        </text:list-item>
      </text:list>
      <text:p text:style-name="Standard"/>
      <text:p text:style-name="Standard"/>
      <text:h text:style-name="P36" text:outline-level="1">Sviluppo della concorrenza</text:h>
      <text:h text:style-name="P35" text:outline-level="2" text:is-list-header="true"/>
      <text:p text:style-name="P3"/>
      <text:h text:style-name="P36" text:outline-level="1">Sviluppo della distribuzione</text:h>
      <text:h text:style-name="P35" text:outline-level="2">Nodi individuati</text:h>
      <text:h text:style-name="P35" text:outline-level="2">Localizzazione dei nodi</text:h>
      <text:h text:style-name="P35" text:outline-level="2">Oggetti e servizi condivisi</text:h>
      <text:h text:style-name="P35" text:outline-level="2">Tecnologie utilizzate</text:h>
      <text:h text:style-name="P35" text:outline-level="2">Verifiche di correttezza</text:h>
      <text:h text:style-name="P38" text:outline-level="3">Comportamento in caso di caduta di un nodo Driver</text:h>
      <text:h text:style-name="P38" text:outline-level="3">Comportamento in caso di caduta del nodo Race</text:h>
      <text:h text:style-name="P38" text:outline-level="3">Comportamento in caso di caduta del nodo Circuit</text:h>
      <text:h text:style-name="P38" text:outline-level="3">Comportamento in caso di caduta del nodo Logger</text:h>
      <text:p text:style-name="P3"/>
      <text:p text:style-name="P3"/>
      <text:p text:style-name="P3"/>
      <text:h text:style-name="P36" text:outline-level="1">Compilazione ed esecuzione</text:h>
      <text:h text:style-name="P35" text:outline-level="2">Compilazione</text:h>
      <text:p text:style-name="P4">Viene fornito uno script automatizzato per la compilazione dell'intero progetto che produrrà gli eseguibili relativi alle varie parti in cui è suddiviso il progetto.</text:p>
      <text:p text:style-name="P4"><text:soft-page-break/>Per eseguire lo script è necessario digitare da terminale, nella cartella iniziale del progetto:</text:p>
      <text:list xml:id="list37384468" text:style-name="L6">
        <text:list-item>
          <text:list>
            <text:list-item>
              <text:list>
                <text:list-item>
                  <text:p text:style-name="P39">sh build.sh</text:p>
                </text:list-item>
              </text:list>
            </text:list-item>
          </text:list>
        </text:list-item>
      </text:list>
      <text:p text:style-name="P4"/>
      <text:p text:style-name="P4"/>
      <text:h text:style-name="P35" text:outline-level="2">Files di configurazione</text:h>
      <text:p text:style-name="P4">I files di configurazione contenuti nella cartella “txt” sono i seguenti:</text:p>
      <text:list xml:id="list37367702" text:style-name="L7">
        <text:list-item>
          <text:p text:style-name="P44">circuit.txt, che contene i parametri del circuito di gara. Per ogni macro segmento del circuito sono indicati:</text:p>
          <text:list>
            <text:list-item>
              <text:p text:style-name="P44">lunghezza (in decine di metri)</text:p>
            </text:list-item>
            <text:list-item>
              <text:p text:style-name="P44">velocità massima all'inizio del macro segmento (in km/h)</text:p>
            </text:list-item>
            <text:list-item>
              <text:p text:style-name="P44">velocità massima alla fine del macro segmento (in km/h)</text:p>
            </text:list-item>
            <text:list-item>
              <text:p text:style-name="P44">dopo quanti metri passare dalla prima velocità alla seconda</text:p>
            </text:list-item>
            <text:list-item>
              <text:p text:style-name="P44">numero di corsie del macro segmento</text:p>
            </text:list-item>
          </text:list>
        </text:list-item>
        <text:list-item>
          <text:p text:style-name="P44">race.txt, che contiene i parametri della gara, nello specifico i giri da effettuare.</text:p>
        </text:list-item>
        <text:list-item>
          <text:p text:style-name="P44">drivers.txt, che contiene i dati di ogni pilota. Per ognuno di essi vengono indicati:</text:p>
          <text:list>
            <text:list-item>
              <text:p text:style-name="P44">nome</text:p>
            </text:list-item>
            <text:list-item>
              <text:p text:style-name="P44">scuderia</text:p>
            </text:list-item>
            <text:list-item>
              <text:p text:style-name="P44">numero vettura (ID del pilota)</text:p>
            </text:list-item>
            <text:list-item>
              <text:p text:style-name="P44">coefficiente di accelerazione [1..10]</text:p>
            </text:list-item>
            <text:list-item>
              <text:p text:style-name="P44">coefficiente di decelerazione [1..10]</text:p>
            </text:list-item>
            <text:list-item>
              <text:p text:style-name="P44">velocità massima della vettura (in km/h)</text:p>
            </text:list-item>
            <text:list-item>
              <text:p text:style-name="P44">strategia di gara, rappresentata dai giri in cui il pilota si fermerà ai box</text:p>
            </text:list-item>
          </text:list>
        </text:list-item>
      </text:list>
      <text:p text:style-name="P4"/>
      <text:p text:style-name="P4"/>
      <text:h text:style-name="P35" text:outline-level="2">Esecuzione</text:h>
      <text:h text:style-name="Heading_20_3" text:outline-level="3">Avvio del progetto</text:h>
      <text:p text:style-name="Text_20_body">Per l'avvio è fornito uno script che avvia automaticamente le varie entità del progetto, incluso il Naming Service di CORBA.</text:p>
      <text:p text:style-name="P4"><text:soft-page-break/>Tale script si avvia digitanto da terminale, nella cartella iniziale del progetto:</text:p>
      <text:list xml:id="list39688759" text:continue-list="list37384468" text:style-name="L6">
        <text:list-item>
          <text:list>
            <text:list-item>
              <text:list>
                <text:list-item>
                  <text:p text:style-name="P39">sh run.sh</text:p>
                </text:list-item>
              </text:list>
            </text:list-item>
          </text:list>
        </text:list-item>
      </text:list>
      <text:p text:style-name="P4"/>
      <text:p text:style-name="Text_20_body"/>
      <text:h text:style-name="P36" text:outline-level="1">Conclusioni</text:h>
      <text:h text:style-name="P35" text:outline-level="2">Linguaggi di programmazione utilizzati</text:h>
      <text:h text:style-name="P35" text:outline-level="2">Scelte alternative a quelle effettuate</text:h>
      <text:p text:style-name="P3">Altri possibili linguaggi di programmazione</text:p>
      <text:p text:style-name="P3">Utilizzare Distribuited Ada al posto di CORBA</text:p>
      <text:h text:style-name="P35" text:outline-level="2">Possibili sviluppi futuri</text:h>
      <text:p text:style-name="P3">Visualizzazione grafica del tracciato</text:p>
      <text:p text:style-name="P3">Caricamento dei dati da x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1" svg:font-family="Arial, Arial"/>
    <style:font-face style:name="OpenSymbol" svg:font-family="OpenSymbol"/>
    <style:font-face style:name="Tahoma1" svg:font-family="Tahoma"/>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01cm" fo:margin-bottom="0.101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fo:text-align="start" style:justify-single-word="false" style:page-number="auto" fo:background-color="transparent" style:shadow="none" fo:keep-with-next="always">
        <style:background-image/>
      </style:paragraph-propertie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mando_20_di_20_terminale" style:display-name="Comando di terminale" style:family="paragraph" style:parent-style-name="Text_20_body" style:class="text">
      <style:text-properties style:font-name="Consola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1.695cm"/>
    </style:style>
    <style:style style:name="Tabella1.B" style:family="table-column">
      <style:table-column-properties style:column-width="5.304cm"/>
    </style:style>
    <style:style style:name="Tabella1.1" style:family="table-row">
      <style:table-row-properties style:min-row-height="1.058cm"/>
    </style:style>
    <style:style style:name="Tabella1.A1" style:family="table-cell">
      <style:table-cell-properties fo:padding="0.097cm" fo:border-left="none" fo:border-right="none" fo:border-top="none" fo:border-bottom="0.002cm solid #000000"/>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MP1" style:family="paragraph" style:parent-style-name="Text_20_body">
      <style:paragraph-properties fo:text-align="end" style:justify-single-word="false">
        <style:tab-stops>
          <style:tab-stop style:position="0.873cm"/>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MP2" style:family="paragraph" style:parent-style-name="Text_20_body">
      <style:paragraph-properties fo:text-align="end" style:justify-single-word="false">
        <style:tab-stops>
          <style:tab-stop style:position="0.873cm"/>
        </style:tab-stops>
      </style:paragraph-properties>
      <style:text-properties fo:font-size="10pt" style:font-size-asian="10pt" style:font-size-complex="10pt"/>
    </style:style>
    <style:style style:name="MP3" style:family="paragraph" style:parent-style-name="Header">
      <style:paragraph-properties fo:text-align="center" style:justify-single-word="false"/>
      <style:text-properties fo:font-size="6pt" style:font-size-asian="6pt" style:font-size-complex="6pt"/>
    </style:style>
    <style:style style:name="MP4"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MP5"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MP6"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MP7"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M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MP1">Relazione sul progetto di Sistemi concorrenti e distribuiti per l'anno accademico 2008-2009</text:p>
              </table:table-cell>
              <table:table-cell table:style-name="Tabella1.A1" office:value-type="string">
                <text:p text:style-name="MP2"><draw:frame draw:style-name="Mfr1" draw:name="immagini1" text:anchor-type="paragraph" svg:width="1.801cm" svg:height="1.801cm" draw:z-index="11"><draw:image xlink:href="Pictures/10000201000000C8000000C8EFC2CD37.png" xlink:type="simple" xlink:show="embed" xlink:actuate="onLoad"/></draw:frame></text:p>
              </table:table-cell>
            </table:table-row>
          </table:table-header-rows>
        </table:table>
        <text:p text:style-name="MP3"/>
      </style:header>
      <style:footer>
        <text:p text:style-name="MP4"/>
        <table:table table:name="Tabella3" table:style-name="Tabella3">
          <table:table-column table:style-name="Tabella3.A" table:number-columns-repeated="3"/>
          <table:table-column table:style-name="Tabella3.D"/>
          <table:table-row>
            <table:table-cell table:style-name="Tabella3.A1" office:value-type="string">
              <text:p text:style-name="MP5">Versione: </text:p>
              <text:p text:style-name="MP5">1.0</text:p>
            </table:table-cell>
            <table:table-cell table:style-name="Tabella3.B1" office:value-type="string">
              <text:p text:style-name="MP5">Creazione documento:</text:p>
              <text:p text:style-name="MP5">09/06/09</text:p>
            </table:table-cell>
            <table:table-cell table:style-name="Tabella3.B1" office:value-type="string">
              <text:p text:style-name="MP5">Ultima modifica: </text:p>
              <text:p text:style-name="MP5">25/03/09</text:p>
            </table:table-cell>
            <table:table-cell table:style-name="Tabella3.B1" office:value-type="string">
              <text:p text:style-name="MP6">Pagina <text:page-number text:select-page="current">12</text:page-number> di <text:page-count>12</text:page-count></text:p>
            </table:table-cell>
          </table:table-row>
        </table:table>
        <text:p text:style-name="MP7"/>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5-11-14T20:17:39</meta:creation-date>
    <dc:date>2009-07-31T19:58:36.80</dc:date>
    <meta:print-date>2007-12-04T14:39:48</meta:print-date>
    <meta:editing-cycles>542</meta:editing-cycles>
    <meta:editing-duration>PT79H19M59S</meta:editing-duration>
    <dc:creator>Alberto Zatton</dc:creator>
    <meta:document-statistic meta:table-count="6" meta:image-count="2" meta:object-count="0" meta:page-count="12" meta:paragraph-count="252" meta:word-count="2170" meta:character-count="13984"/>
    <meta:user-defined meta:name="Info 1"/>
    <meta:user-defined meta:name="Info 2"/>
    <meta:user-defined meta:name="Info 3"/>
    <meta:user-defined meta:name="Info 4"/>
  </office:meta>
</office:document-meta>
</file>